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This edition contains a list of “Negro Schools and Colleges in the United States” (p 4-6) and “Leading Negro Publications of the United States” (p.7-9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“Tuscon”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is ad with just phone #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 ads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separately as “Chinese Restaurant”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mentioned twice, once as ad with photograph of building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Cour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 with photograph of building and people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Corn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helby Township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Country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Category is missing. Listed with a name, so probably Tourist Homes.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separately as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Pool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incorrectly as Woodsbury (corrected in 1949)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under “Chinese Restaurant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9" calcext:value-type="float">
            <text:p>2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7 are ads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2" calcext:value-type="float">
            <text:p>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 are ads, 1 listed under “Chinese Restaurant”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102" calcext:value-type="float">
            <text:p>10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7 are ads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, “Harlem”</text:p>
          </table:table-cell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3 are ads, one of which on top of p.60, Tailor includes Cleaner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3" calcext:value-type="float">
            <text:p>3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isted as Ad and regular entry, 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54" calcext:value-type="float">
            <text:p>5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Cast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cri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rob. Las Cruces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mcar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rob. Tucumcari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ame address listed twice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listed under “Chinese Restaurant”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ourist Cam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25:24.1340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25:38.436002000</dc:date>
    <dc:creator>Claudia Engel</dc:creator>
    <meta:editing-duration>P20DT12H4M32S</meta:editing-duration>
    <meta:editing-cycles>558</meta:editing-cycles>
    <meta:generator>LibreOffice/5.1.3.2$MacOSX_X86_64 LibreOffice_project/644e4637d1d8544fd9f56425bd6cec110e49301b</meta:generator>
    <meta:document-statistic meta:table-count="1" meta:cell-count="7294" meta:object-count="0"/>
  </office:meta>
</office:document-meta>
</file>